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style:font-size-asian="12.25pt" style:font-weight-asian="bold" style:font-size-complex="14pt" style:font-weight-complex="bold"/>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8" style:family="paragraph" style:parent-style-name="Standard">
      <style:text-properties fo:font-size="12pt" fo:font-weight="normal" style:font-size-asian="10.5pt" style:font-weight-asian="normal" style:font-size-complex="12pt" style:font-weight-complex="normal"/>
    </style:style>
    <style:style style:name="P9" style:family="paragraph" style:parent-style-name="Standard" style:list-style-name="L1">
      <style:text-properties fo:font-size="12pt" fo:font-weight="normal" style:font-size-asian="10.5pt" style:font-weight-asian="normal" style:font-size-complex="12pt" style:font-weight-complex="normal"/>
    </style:style>
    <style:style style:name="P10" style:family="paragraph" style:parent-style-name="Standard">
      <style:text-properties fo:font-size="12pt" fo:font-weight="bold" style:font-size-asian="10.5pt" style:font-weight-asian="bold" style:font-size-complex="12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4pt" fo:font-weight="bold" style:font-size-asian="12.25pt" style:font-weight-asian="bold" style:font-size-complex="14pt"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cope of this document:</text:p>
      <text:p text:style-name="P1"/>
      <text:p text:style-name="P2">This document details the primary objectives of “Snoop.com” (hereafter referred to as “Snoop” or “snoop”) and identifies the functional components of such a system. Additional components may be added later on and/or the currently described components may be modified or removed later, in case a need for such an action arises.</text:p>
      <text:p text:style-name="P2"/>
      <text:p text:style-name="P2"/>
      <text:p text:style-name="P3">Objectives of “Snoop”:</text:p>
      <text:p text:style-name="P2">The primary objective of “Snoop” will be to scour the internet for data pertaining to a particular person or agency/organization/community/entity and archive it for use by anyone. Data would normally be collected from the public domain only, and it would be summarized and annotated so that a user can gain valuable information about the target without having to manually look up in several websites/search <text:s/>engines/social media websites. <text:s/>All of this will be for free.</text:p>
      <text:p text:style-name="P2"/>
      <text:p text:style-name="P2">Users would be allowed to use “Snoop” in two main modes: a) the user may want to gather information about the target immediately – if so, then “Snoop” will run some scrapers/crawlers against a list of websites (some of which may be provided by the user) and gather data from them and display them to the user. b) the user may want to schedule a session some time later – in which case “Snoop” will run scrapers/crawlers on the list of websites (some of which may have been provided by the user), and additionally, it will also try to find out some related information which may be useful to the user (though “Snoop” doesn't guarantee that). In case of a scheduled run, “Snoop” may also be configured to gather data from “non-public” domain (e.g. reference of the target entity in an email that was in the public domain at some time and a cached copy of that exists somewhere on the internet, may be in Snoop's own database).</text:p>
      <text:p text:style-name="P2"/>
      <text:p text:style-name="P2">Snoop also plans to cater to users with custom needs. <text:s/>For example, if there is a website/social media that periodically updates information regarding some individual/entity, and a Snoop user wants that update in his/her email (or in some other media) as soon as they appear, then Snoop will be glad to create a system to satisfy the user's need. This, however, will come for a nominal fee. The exact amount will depend on the specific case.</text:p>
      <text:p text:style-name="P2"/>
      <text:p text:style-name="P2"/>
      <text:p text:style-name="P1">Who might want to use “Snoop”:</text:p>
      <text:p text:style-name="P2">Well, anybody who wants some information on somebody.</text:p>
      <text:p text:style-name="P2"/>
      <text:p text:style-name="P2">Specifically, companies may want to have some extra information about the candidates before an interview, families/parent's may want to have some information about the son-in-law/daughter-in-law prior to marriage (or after marriage, though that might not be very useful :-/), husbands/wives may want to have some information about their spouses activities in certain period in life, stockbrokers may want some information about a new firm on the block whose stocks they are considering to acquire, and innumerable other similar reasons.</text:p>
      <text:p text:style-name="P2"/>
      <text:p text:style-name="P2"/>
      <text:p text:style-name="P1">How would one access “Snoop”:</text:p>
      <text:p text:style-name="P2">Initially, Snoop would be a web based service accessible through URLs like “snoop.com” or “snoop.in” (depending on whether those domains or other appropriately similar ones can be bought). Snoop's service would also be available on the mobile platforms through apps for Android and iOS. These apps would be supported through REST APIs. An app for Windows mobile will also be made available once the functionalities of the Android and the iOS apps get stabilized. </text:p>
      <text:p text:style-name="P2"/>
      <text:p text:style-name="P2">Later, Snoop will also be made available as a command line tool (or alternatively, a clickable <text:soft-page-break/>version for windows users). It will be a licensed product with a stripped down version available for free on the snoop website.</text:p>
      <text:p text:style-name="P2"/>
      <text:p text:style-name="P2"/>
      <text:p text:style-name="P2"/>
      <text:p text:style-name="P4">Functional Components:</text:p>
      <text:p text:style-name="P4"/>
      <text:p text:style-name="P6">Snoop <text:s/>will have the following major components:</text:p>
      <text:p text:style-name="P6"/>
      <text:list xml:id="list426116637" text:style-name="L1">
        <text:list-item>
          <text:p text:style-name="P9">An input stack of URLs and other configurable parameters (like proxy servers to use, whether to search a website recursively or not, etc).</text:p>
        </text:list-item>
        <text:list-item>
          <text:p text:style-name="P9">A crawler/trawler and scraper that will retrieve the website's content and parse it. This needs to be implemented to run on both client side (e.g. browser) as well as server side (application server on which Snoop's REST based API is hosted).</text:p>
        </text:list-item>
        <text:list-item>
          <text:p text:style-name="P9">Search functionality to conduct a search in the gathered content, as well as in Snoop's own database.</text:p>
        </text:list-item>
        <text:list-item>
          <text:p text:style-name="P9">Component to store and index the gathered data in a database so that it may be used later for some other similar search requirement.</text:p>
        </text:list-item>
        <text:list-item>
          <text:p text:style-name="P9">An intuitive screen for displaying the results of the search.</text:p>
        </text:list-item>
        <text:list-item>
          <text:p text:style-name="P9">A scheduling mechanism for scheduling a search session.</text:p>
        </text:list-item>
      </text:list>
      <text:p text:style-name="P6"/>
      <text:p text:style-name="P6"/>
      <text:p text:style-name="P4">Technologies/Platforms:</text:p>
      <text:p text:style-name="P4"/>
      <text:p text:style-name="P5">OS: <text:span text:style-name="T1">Linux (Ubuntu 12.04 or 14, OR Debian)</text:span></text:p>
      <text:p text:style-name="P6"/>
      <text:p text:style-name="P5">Programming Languages </text:p>
      <text:p text:style-name="P5"><text:tab/>Server Side:<text:span text:style-name="T1"> Python 2.7</text:span></text:p>
      <text:p text:style-name="P5"><text:span text:style-name="T1"><text:tab/></text:span>Client Side: <text:span text:style-name="T1">Javascript/JQuery and additionally Prototype.js or Node.JS</text:span></text:p>
      <text:p text:style-name="P6"/>
      <text:p text:style-name="P5">Task Queue: <text:span text:style-name="T1">AMQP (for use with Python Celery)</text:span></text:p>
      <text:p text:style-name="P6"/>
      <text:p text:style-name="P5">Web Framework: <text:span text:style-name="T1">Django – 1.68 (or later)</text:span></text:p>
      <text:p text:style-name="P6"/>
      <text:p text:style-name="P5">Search and Analytics Framework: <text:span text:style-name="T1">ElasticSearch/Logstash/Kibana (ELK stack)</text:span></text:p>
      <text:p text:style-name="Standard"/>
      <text:p text:style-name="P5">Caching:<text:span text:style-name="T1"> Memcache or Redis</text:span></text:p>
      <text:p text:style-name="P6"/>
      <text:p text:style-name="P5">Web Server: <text:span text:style-name="T1">Apache 2.x with modwsgi (for use with Django) <text:s/>OR uwsgi</text:span></text:p>
      <text:p text:style-name="P6"/>
      <text:p text:style-name="P5">Load Balancer/Reverse Proxy: <text:span text:style-name="T1">NginX</text:span></text:p>
      <text:p text:style-name="P6"/>
      <text:p text:style-name="P5">Version Control: <text:span text:style-name="T1"><text:s/>Git</text:span></text:p>
      <text:p text:style-name="P6"/>
      <text:p text:style-name="P5">Repo: <text:span text:style-name="T1">Github - https://github.com/supmit13/snoop</text:span></text:p>
      <text:p text:style-name="P6"/>
      <text:p text:style-name="P5">Documentation/Help: <text:span text:style-name="T1">Sphinx</text:span></text:p>
      <text:p text:style-name="P6"/>
      <text:p text:style-name="P5">Payment Gateway: <text:span text:style-name="T1">Paypal, CCAvenue, Timwe</text:span></text:p>
      <text:p text:style-name="P5"><text:span text:style-name="T1"/></text:p>
      <text:p text:style-name="P5">Database: <text:span text:style-name="T1">MySQL (for data that needs to be looked up fast) and MongoDB or CouchDB (for fast dumping of collected data).</text:span></text:p>
      <text:p text:style-name="P4"><text:soft-page-break/>How would Snoop work:</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priyo Mitra</meta:initial-creator>
    <meta:creation-date>2014-08-23T11:46:37</meta:creation-date>
    <meta:generator>LibreOffice/3.5$Linux_X86_64 LibreOffice_project/350m1$Build-2</meta:generator>
    <dc:date>2014-08-29T23:03:35</dc:date>
    <dc:creator>Supriyo Mitra</dc:creator>
    <meta:editing-duration>PT2H10M27S</meta:editing-duration>
    <meta:editing-cycles>30</meta:editing-cycles>
    <meta:document-statistic meta:table-count="0" meta:image-count="0" meta:object-count="0" meta:page-count="3" meta:paragraph-count="37" meta:word-count="828" meta:character-count="5090" meta:non-whitespace-character-count="4295"/>
  </office:meta>
</office:document-meta>
</file>